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36.1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48mm"/>
    </style:style>
    <style:style style:name="co6" style:family="table-column">
      <style:table-column-properties fo:break-before="auto" style:column-width="30.2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13.16mm" fo:break-before="page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a xlink:href="python://for%20each=%22o%20in%20objects%22" xlink:type="simple">for obj</text:a>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 table:number-columns-spanned="7" table:number-rows-spanned="1">
            <text:p>Tổng số khách hàng và khách hàng đã đăng ký trong tháng <text:a xlink:href="python://o.month" xlink:type="simple">month</text:a> năm <text:a xlink:href="python://o.year" xlink:type="simple">year</text:a></text:p>
          </table:table-cell>
          <table:covered-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Ngày tạo:</text:p>
          </table:table-cell>
          <table:table-cell table:style-name="ce7" office:value-type="string" calcext:value-type="string">
            <text:p><text:a xlink:href="python://get_date_after_format(o.date)" xlink:type="simple">date</text:a></text:p>
          </table:table-cell>
          <table:table-cell/>
          <table:table-cell office:value-type="string" calcext:value-type="string">
            <text:p>Người tạo:</text:p>
          </table:table-cell>
          <table:table-cell table:style-name="ce7" office:value-type="string" calcext:value-type="string">
            <text:p><text:a xlink:href="python://o.user_id.name" xlink:type="simple">user</text:a>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2" office:value-type="string" calcext:value-type="string">
            <text:p>Tổng số khách hàng</text:p>
          </table:table-cell>
          <table:table-cell table:style-name="ce5" office:value-type="string" calcext:value-type="string" table:number-columns-spanned="2" table:number-rows-spanned="1">
            <text:p>Khách hàng đã đăng ký trong tháng</text:p>
          </table:table-cell>
          <table:covered-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<text:a xlink:href="python://for%20each=%22line%20in%20o.detail_ids%22" xlink:type="simple">for</text:a></text:p>
          </table:table-cell>
          <table:covered-table-cell table:style-name="ce5"/>
          <table:covered-table-cell table:style-name="ce2"/>
          <table:table-cell table:number-columns-repeated="4"/>
        </table:table-row>
        <table:table-row table:style-name="ro3">
          <table:table-cell table:style-name="ce4" office:value-type="string" calcext:value-type="string">
            <text:p><text:a xlink:href="python://line.total_member" xlink:type="simple">total_member</text:a></text:p>
          </table:table-cell>
          <table:table-cell table:style-name="ce6" office:value-type="string" calcext:value-type="string" table:number-columns-spanned="2" table:number-rows-spanned="1">
            <text:p><text:a xlink:href="python://line.member_register" xlink:type="simple">member_register</text:a></text:p>
          </table:table-cell>
          <table:covered-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<text:a xlink:href="python:///for" xlink:type="simple">end for</text:a></text:p>
          </table:table-cell>
          <table:covered-table-cell table:style-name="ce5"/>
          <table:covered-table-cell table:style-name="ce2"/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<text:a xlink:href="python:///for" xlink:type="simple">end for obj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4:46:25.486127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1:16:45.360097750</meta:creation-date>
    <meta:generator>LibreOffice/5.0.4.2$Linux_X86_64 LibreOffice_project/00m0$Build-2</meta:generator>
    <dc:date>2016-12-23T14:47:49.190198290</dc:date>
    <meta:editing-duration>PT13M43S</meta:editing-duration>
    <meta:editing-cycles>42</meta:editing-cycles>
    <meta:document-statistic meta:table-count="1" meta:cell-count="13" meta:object-count="0"/>
  </office:meta>
</office:document-meta>
</file>